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000000" draw:stroke="none" fo:margin="1.000000000000000pt" style:wrap="biggest" style:wrap-dynamic-threshold="0.000000000000000pt" svg:fill-rule="evenodd"/>
    </style:style>
    <style:style style:name="gr4" style:family="graphic">
      <style:graphic-properties draw:fill="solid" draw:fill-color="#ff0000" draw:stroke="none" fo:margin="1.000000000000000pt" style:wrap="biggest" style:wrap-dynamic-threshold="0.000000000000000pt" svg:fill-rule="evenodd"/>
    </style:style>
    <style:style style:name="gr5" style:family="graphic">
      <style:graphic-properties draw:fill="solid" draw:fill-color="#b77f00" draw:stroke="solid" draw:stroke-linejoin="miter" fo:margin="1.000000000000000pt" style:wrap="biggest" style:wrap-dynamic-threshold="0.000000000000000pt" svg:fill-rule="evenodd" svg:stroke-color="#ffffff" svg:stroke-opacity="1" svg:stroke-width="1.000000000000000pt"/>
    </style:style>
    <style:style style:name="gr6" style:family="graphic">
      <style:graphic-properties draw:fill="solid" draw:fill-color="#b77f00" draw:stroke="solid" draw:stroke-linejoin="miter" fo:margin="1.000000000000000pt" style:wrap="biggest" style:wrap-dynamic-threshold="0.000000000000000pt" svg:fill-rule="evenodd" svg:stroke-color="#ffffff" svg:stroke-opacity="1" svg:stroke-width="3.859552000000000pt"/>
    </style:style>
    <style:style style:name="gr7" style:family="graphic">
      <style:graphic-properties draw:fill="solid" draw:fill-color="#ffffff" draw:stroke="solid" draw:stroke-linejoin="miter" fo:margin="1.000000000000000pt" style:wrap="biggest" style:wrap-dynamic-threshold="0.000000000000000pt" svg:fill-rule="evenodd" svg:stroke-color="#b77f00" svg:stroke-opacity="1" svg:stroke-width="3.859552000000000pt"/>
    </style:style>
    <style:style style:name="gr8" style:family="graphic">
      <style:graphic-properties draw:fill="solid" draw:fill-color="#ffffff" draw:stroke="solid" draw:stroke-linejoin="miter" fo:margin="1.000000000000000pt" style:wrap="biggest" style:wrap-dynamic-threshold="0.000000000000000pt" svg:fill-rule="evenodd" svg:stroke-color="#b77f00" svg:stroke-opacity="1" svg:stroke-width="1.000000000000000pt"/>
    </style:style>
    <style:style style:name="gr9" style:family="graphic">
      <style:graphic-properties draw:fill="solid" draw:fill-color="#ffffff" draw:stroke="solid" draw:stroke-linejoin="miter" fo:margin="1.000000000000000pt" style:wrap="biggest" style:wrap-dynamic-threshold="0.000000000000000pt" svg:fill-rule="evenodd" svg:stroke-color="#b77f00" svg:stroke-opacity="1" svg:stroke-width="0.498755976000000pt"/>
    </style:style>
    <style:style style:name="gr10" style:family="graphic">
      <style:graphic-properties draw:fill="solid" draw:fill-color="#ffffff" draw:stroke="solid" draw:stroke-linejoin="miter" fo:margin="1.000000000000000pt" style:wrap="biggest" style:wrap-dynamic-threshold="0.000000000000000pt" svg:fill-rule="evenodd" svg:stroke-color="#b77f00" svg:stroke-opacity="1" svg:stroke-width="3.770240024000000pt"/>
    </style:style>
    <style:style style:name="gr11" style:family="graphic">
      <style:graphic-properties draw:fill="solid" draw:fill-color="#ffffff" draw:stroke="solid" draw:stroke-linejoin="miter" fo:margin="1.000000000000000pt" style:wrap="biggest" style:wrap-dynamic-threshold="0.000000000000000pt" svg:fill-rule="evenodd" svg:stroke-color="#b77f00" svg:stroke-opacity="1" svg:stroke-width="4.726968000000000pt"/>
    </style:style>
    <style:style style:name="gr12" style:family="graphic">
      <style:graphic-properties draw:fill="solid" draw:fill-color="#b77f00" draw:stroke="none" fo:margin="1.000000000000000pt" style:wrap="biggest" style:wrap-dynamic-threshold="0.000000000000000pt" svg:fill-rule="evenodd"/>
    </style:style>
    <style:style style:name="gr13" style:family="graphic">
      <style:graphic-properties draw:fill="solid" draw:fill-color="#000000" draw:stroke="none" fo:margin="1.000000000000000pt" style:wrap="biggest" style:wrap-dynamic-threshold="0.000000000000000pt" svg:fill-rule="nonzero"/>
    </style:style>
    <style:style style:name="gr14" style:family="graphic">
      <style:graphic-properties draw:fill="none" draw:stroke="solid" draw:stroke-linejoin="round" fo:margin="1.000000000000000pt" style:wrap="biggest" style:wrap-dynamic-threshold="0.000000000000000pt" svg:fill-rule="nonzero" svg:stroke-color="#000000" svg:stroke-opacity="1" svg:stroke-width="1.189908024000000pt"/>
    </style:style>
    <style:style style:name="dp2" style:family="drawing-page"/>
  </office:automatic-styles>
  <office:body>
    <office:drawing>
      <draw:page draw:name="page1" draw:id="page1" draw:master-page-name="Default1" draw:style-name="dp2">
        <draw:layer-set>
          <draw:layer draw:name="g2618"/>
        </draw:layer-set>
        <draw:g draw:style-name="gr1" draw:id="shape1" svg:y="0.00000000000pt">
          <draw:rect draw:style-name="gr2" draw:id="shape2" draw:name="rect1801" draw:layer="g2618" svg:width="595.27558400000pt" svg:height="133.22836000000pt" draw:transform="matrix(0.25198415000 0.00000000000 0.00000000000 0.25198415000 1.32346200057pt 33.99154040474pt)"/>
          <draw:rect draw:style-name="gr3" draw:id="shape3" draw:name="rect1800" draw:layer="g2618" svg:width="595.27563200000pt" svg:height="133.22836000000pt" draw:transform="matrix(0.25198415000 0.00000000000 0.00000000000 0.25198415000 0.00000000000pt 66.42856498654pt)"/>
          <draw:rect draw:style-name="gr4" draw:id="shape4" draw:name="rect1802" draw:layer="g2618" svg:width="595.27558400000pt" svg:height="130.39371200000pt" draw:transform="matrix(0.25198415000 0.00000000000 0.00000000000 0.25198415000 0.00000000000pt 0.00000000000pt)"/>
          <draw:g draw:style-name="gr1" draw:id="shape5" draw:name="g827" svg:y="33.41049850151pt">
            <draw:path draw:style-name="gr5" draw:id="shape6" draw:name="path725" draw:layer="g2618" svg:width="11.02850133333pt" svg:height="53.71717130667pt" draw:transform="matrix(0.15266358934 -0.00807304300 0.01441260388 0.19118768215 72.97939365320pt 50.30853218900pt)" svg:viewBox="0 0 11 54" svg:d="M2.71724 0L8.1525 0L11.0285 48.0624L5.43449 53.7172L0 48.0624Z" koffice:nodeTypes="cccccc"/>
            <draw:path draw:style-name="gr5" draw:id="shape7" draw:name="path726" draw:layer="g2618" svg:width="11.02850133333pt" svg:height="53.71717130667pt" draw:transform="matrix(0.15280923618 0.00582687141 -0.01040257347 0.19137037065 71.31993267614pt 50.22782209016pt)" svg:viewBox="0 0 11 54" svg:d="M2.71724 0L8.1525 0L11.0285 48.0624L5.43449 53.7172L0 48.0624Z" koffice:nodeTypes="cccccc"/>
            <draw:g draw:style-name="gr1" draw:id="shape8" draw:name="g720" svg:y="7.88752866592pt">
              <draw:path draw:style-name="gr6" draw:id="shape9" draw:name="path1700" draw:layer="g2618" svg:width="42.04377601488pt" svg:height="354.66250968136pt" draw:transform="matrix(-0.06719563717 0.00000000000 0.00000000000 0.04783743151 85.93420527438pt 41.42858884697pt)" svg:viewBox="0 0 42 355" svg:d="M14.0143 4.55172e-14L0 354.663L28.0294 326.289L42.0438 0Z" koffice:nodeTypes="ccccc"/>
              <draw:path draw:style-name="gr6" draw:id="shape10" draw:name="path1701" draw:layer="g2618" svg:width="42.04535813953pt" svg:height="325.96980069939pt" draw:transform="matrix(-0.06719563717 0.00000000000 0.00000000000 0.04783743151 84.02949638852pt 41.42859317011pt)" svg:viewBox="0 0 42 326" svg:d="M14.0154 4.54726e-14L0 325.97L28.03 297.624L42.0454 0Z" koffice:nodeTypes="ccccc"/>
              <draw:path draw:style-name="gr6" draw:id="shape11" draw:name="path1702" draw:layer="g2618" svg:width="42.04694029395pt" svg:height="297.27683925906pt" draw:transform="matrix(-0.06719563717 0.00000000000 0.00000000000 0.04783743151 82.12475928053pt 41.42859749325pt)" svg:viewBox="0 0 42 297" svg:d="M14.0164 0L0 297.277L28.0305 268.964L42.0469 0Z" koffice:nodeTypes="ccccc"/>
              <draw:path draw:style-name="gr6" draw:id="shape12" draw:name="path1703" draw:layer="g2618" svg:width="42.04535813953pt" svg:height="269.58431696654pt" draw:transform="matrix(-0.06719563717 0.00000000000 0.00000000000 0.04783743151 80.21999663815pt 41.42858103806pt)" svg:viewBox="0 0 42 270" svg:d="M14.0154 0L0 269.584L28.03 241.207L42.0454 0Z" koffice:nodeTypes="ccccc"/>
            </draw:g>
            <draw:g draw:style-name="gr1" draw:id="shape13" draw:name="g715" svg:y="7.87590025768pt">
              <draw:path draw:style-name="gr6" draw:id="shape14" draw:name="path1696" draw:layer="g2618" svg:width="42.04377601488pt" svg:height="354.66250968136pt" draw:transform="matrix(0.05980200891 0.00000000000 0.00000000000 0.04783738510 60.93416071271pt 41.41696463520pt)" svg:viewBox="0 0 42 355" svg:d="M14.0143 4.55172e-14L0 354.663L28.0294 326.289L42.0438 0Z" koffice:nodeTypes="ccccc"/>
              <draw:path draw:style-name="gr6" draw:id="shape15" draw:name="path1697" draw:layer="g2618" svg:width="42.04535813953pt" svg:height="325.96980069939pt" draw:transform="matrix(0.05980200891 0.00000000000 0.00000000000 0.04783738510 62.62931458815pt 41.41696895834pt)" svg:viewBox="0 0 42 326" svg:d="M14.0154 4.54726e-14L0 325.97L28.03 297.624L42.0454 0Z" koffice:nodeTypes="ccccc"/>
              <draw:path draw:style-name="gr6" draw:id="shape16" draw:name="path1698" draw:layer="g2618" svg:width="42.04535813953pt" svg:height="297.27683925906pt" draw:transform="matrix(0.05980200891 0.00000000000 0.00000000000 0.04783738510 64.32449597242pt 41.41695250316pt)" svg:viewBox="0 0 42 297" svg:d="M14.0154 0L0 297.277L28.03 268.964L42.0454 0Z" koffice:nodeTypes="ccccc"/>
              <draw:path draw:style-name="gr6" draw:id="shape17" draw:name="path1699" draw:layer="g2618" svg:width="42.04377601488pt" svg:height="269.58611892342pt" draw:transform="matrix(0.05980200891 0.00000000000 0.00000000000 0.04783738510 66.09073540638pt 41.59517239655pt)" svg:viewBox="0 0 42 270" svg:d="M14.0143 4.55242e-14L0 269.586L28.0294 241.208L42.0438 0Z" koffice:nodeTypes="ccccc"/>
            </draw:g>
            <draw:path draw:style-name="gr7" draw:id="shape18" draw:name="path1704" draw:layer="g2618" svg:width="364.75618539972pt" svg:height="45.08252669120pt" draw:transform="matrix(0.06460571225 0.00000000000 0.00000000000 0.04788480001 61.64670315090pt 40.71430808494pt)" svg:viewBox="0 0 365 45" svg:d="M0.0277354 14.9305C-0.775196 13.8799 15.9 0 44.2369 0C86.7427 0 93.2662 14.9305 121.604 14.9305C149.941 14.9305 214.843 14.9305 243.18 14.9305C271.517 14.9305 279.747 0 322.251 0C350.588 0 363.971 14.6478 364.756 14.9305C364.756 14.9305 350.588 14.1858 322.251 14.1858C293.915 14.1858 282.825 45.4464 254.232 44.7914C232.809 45.4464 138.889 44.7914 110.551 44.7914C82.2138 44.7914 72.5747 14.9305 44.2369 14.9305C15.9 14.9305 -0.775196 13.8799 0.0277354 14.9305Z" koffice:nodeTypes="ccccccccccc"/>
            <draw:path draw:style-name="gr8" draw:id="shape19" draw:name="path709" draw:layer="g2618" svg:width="76.07320570182pt" svg:height="17.01502331765pt" draw:transform="matrix(0.33340804037 0.00000000000 0.00000000000 0.30332466064 60.71428818479pt 59.84120777719pt)" svg:viewBox="0 0 76 17" svg:d="M73.2559 1.13737e-14L73.2559 2.83565L76.0732 5.67131L73.2559 8.50728L73.2559 11.3432C61.9852 17.015 50.316 17.015 39.4452 17.015C28.5753 17.015 16.9053 17.015 2.81729 11.3432L2.81729 8.50728L0 5.67131L2.81729 2.83565L2.81729 0C14.0872 2.83565 25.358 5.67131 39.4452 5.67131C53.5333 5.67131 61.986 2.83565 73.2559 1.13737e-14Z" koffice:nodeTypes="ccccccccccccc"/>
            <draw:g draw:style-name="gr1" draw:id="shape20" draw:name="g695" svg:y="14.29888307563pt">
              <draw:rect draw:style-name="gr9" draw:id="shape21" draw:name="rect696" draw:layer="g2618" svg:width="3.83146248000pt" svg:height="32.10403760000pt" draw:transform="matrix(0.08757255729 -0.24680834076 0.27317964110 0.05102150441 64.08064823047pt 60.12670731319pt)" svg:rx="1.91573120000pt" svg:ry="3.60381816000pt"/>
              <draw:g draw:style-name="gr1" draw:id="shape22" draw:name="g697" svg:y="0.00000000000pt">
                <draw:path draw:style-name="gr10" draw:id="shape23" draw:name="path698" draw:layer="g2618" svg:width="91.72697364836pt" svg:height="37.26329315847pt" draw:transform="matrix(0.03964031278 0.01417248542 -0.01752103488 0.10785731738 67.38195109634pt 55.88726460818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24" draw:name="path699" draw:layer="g2618" svg:width="91.72697364836pt" svg:height="37.26329315847pt" draw:transform="matrix(0.03964031278 0.01417248542 -0.01752103488 0.10785731738 67.64621774268pt 54.27827280146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25" draw:name="path700" draw:layer="g2618" svg:width="91.72697364836pt" svg:height="37.26329315847pt" draw:transform="matrix(0.03964031278 0.01417248542 -0.01752103488 0.10785731738 67.91048400374pt 52.66928608310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26" draw:name="path701" draw:layer="g2618" svg:width="91.72697364836pt" svg:height="37.26329315847pt" draw:transform="matrix(0.03964031278 0.01417248542 -0.01752103488 0.10785731738 68.25433985098pt 50.68299599369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27" draw:name="path702" draw:layer="g2618" svg:width="91.72697364836pt" svg:height="37.26329315847pt" draw:transform="matrix(0.03964031278 0.01417248542 -0.01752103488 0.10785731738 68.51860563528pt 49.07400923986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28" draw:name="path703" draw:layer="g2618" svg:width="91.72697364836pt" svg:height="37.26329315847pt" draw:transform="matrix(0.03964031278 0.01417248542 -0.01752103488 0.10785731738 68.78287338204pt 47.46501239798pt)" svg:viewBox="0 0 92 37" svg:d="M16.8529 22.9583L31.0822 37.1814L45.3123 22.9583L59.5416 37.1814L73.7717 22.9583L88.001 37.1814C92.2234 29.6138 93.6972 18.806 87.911 7.86246C58.8476 -3.23121 32.6324 -2.28787 1.82601 8.81623C-0.65344 17.6724 -0.563483 28.0266 1.82601 37.2633Z" koffice:nodeTypes="cccccccccc"/>
              </draw:g>
              <draw:path draw:style-name="gr8" draw:id="shape29" draw:name="path704" draw:layer="g2618" svg:width="4.00000000000pt" svg:height="9.02500000000pt" draw:transform="matrix(-0.16294566375 -0.06051794976 -0.02727994063 0.18555805117 72.38157934426pt 61.13900185142pt)" svg:viewBox="0 0 4 9" svg:d="M4 4.5125C4 7.00468 3.10457 9.025 2 9.025C0.895431 9.025 0 7.00468 0 4.5125C0 2.02032 0.895431 0 2 0C3.10457 0 4 2.02032 4 4.5125Z" koffice:nodeTypes="ccccc"/>
              <draw:path draw:style-name="gr8" draw:id="shape30" draw:name="path705" draw:layer="g2618" svg:width="4.00000000000pt" svg:height="9.02500000000pt" draw:transform="matrix(-0.16638664486 -0.07170934510 -0.02139070949 0.20471209819 68.91561220130pt 60.47133899529pt)" svg:viewBox="0 0 4 9" svg:d="M4 4.5125C4 7.00468 3.10457 9.025 2 9.025C0.895431 9.025 0 7.00468 0 4.5125C0 2.02032 0.895431 0 2 0C3.10457 0 4 2.02032 4 4.5125Z" koffice:nodeTypes="ccccc"/>
              <draw:path draw:style-name="gr8" draw:id="shape31" draw:name="path706" draw:layer="g2618" svg:width="4.00000000000pt" svg:height="9.02500000000pt" draw:transform="matrix(-0.17502554391 -0.06535851355 -0.02907143640 0.19985828691 65.62494244654pt 59.85582208039pt)" svg:viewBox="0 0 4 9" svg:d="M4 4.5125C4 7.00468 3.10457 9.025 2 9.025C0.895431 9.025 0 7.00468 0 4.5125C0 2.02032 0.895431 0 2 0C3.10457 0 4 2.02032 4 4.5125Z" koffice:nodeTypes="ccccc"/>
            </draw:g>
            <draw:path draw:style-name="gr7" draw:id="shape32" draw:name="path1751" draw:layer="g2618" svg:width="111.70511625225pt" svg:height="76.49520405053pt" draw:transform="matrix(0.07760355868 0.00000000000 0.00000000000 0.04788480001 68.79133413614pt 39.20606665610pt)" svg:viewBox="0 0 112 76" svg:d="M0 76.4952C0 76.4952 26.3954 42.6583 26.3954 0C26.3954 0.000802602 83.268 0.000802602 83.268 0C83.268 42.6583 110.801 76.4952 111.705 71.0977C97.4866 71.0977 69.0503 56.878 54.8325 28.4394C40.6148 56.8788 14.2177 76.4952 0 76.4952Z" koffice:nodeTypes="cccccc"/>
            <draw:path draw:style-name="gr7" draw:id="shape33" draw:name="path1750" draw:layer="g2618" svg:width="134.46079546269pt" svg:height="164.16812306537pt" draw:transform="matrix(0.07449860998 0.00000000000 0.00000000000 0.04788480001 68.07706332420pt 34.28573197221pt)" svg:viewBox="0 0 134 164" svg:d="M0 164.168C0 164.168 38.4171 117.163 38.4171 74.6223C38.4171 44.773 38.4171 43.2852 38.4171 14.9241C38.4171 0.743581 57.6261 0 67.2306 0C81.4286 0 96.0433 0.743581 96.0433 14.9241C96.0433 43.2852 96.0433 51.61 96.0433 74.6223C96.0433 117.163 134.461 164.168 134.461 164.168C106.066 164.168 91.0323 132.831 76.8351 104.471C76.8351 118.651 80.8364 147.582 66.6384 161.763C52.4412 147.582 57.6261 118.651 57.6261 104.471C43.4281 132.831 28.3959 164.168 0 164.168Z" koffice:nodeTypes="ccccccccccc"/>
            <draw:path draw:style-name="gr11" draw:id="shape34" draw:name="path1756" draw:layer="g2618" svg:width="42.04377601488pt" svg:height="28.69771313657pt" draw:transform="matrix(0.06105349169 0.01951931718 -0.01359268021 0.02982434003 69.69158552438pt 34.03401511885pt)" svg:viewBox="0 0 42 29" svg:d="M0 0C0 0 42.0438 0 42.0438 0C42.0438 14.3487 42.0438 28.6977 28.0294 28.6977C14.0143 28.6977 0 14.3487 0 0Z" koffice:nodeTypes="cccc"/>
            <draw:path draw:style-name="gr7" draw:id="shape35" draw:name="path1754" draw:layer="g2618" svg:width="37.59150376421pt" svg:height="28.69726769000pt" draw:transform="matrix(0.09157985956 0.02927879434 -0.01359268021 0.02982434003 69.01881030384pt 33.33465710146pt)" svg:viewBox="0 0 38 29" svg:d="M28.1936 5.75468e-15C37.5915 5.75468e-15 37.5915 14.3486 37.5915 28.6973C23.4951 28.6973 14.0964 14.3486 0 28.6973C0 12.8564 0 0 14.0964 0C28.1936 0 14.0972 0 28.1936 5.75468e-15Z" koffice:nodeTypes="ccccc"/>
            <draw:path draw:style-name="gr7" draw:id="shape36" draw:name="path1757" draw:layer="g2618" svg:width="14.34859132526pt" svg:height="14.34856654239pt" draw:transform="matrix(0.06105349169 0.01951931718 -0.02038901779 0.04473625805 72.48018167478pt 34.44130412128pt)" svg:viewBox="0 0 14 14" svg:d="M14.3486 7.17429C14.3486 11.1365 11.1366 14.3486 7.17432 14.3486C3.21205 14.3486 0 11.1365 0 7.17429C0 3.21204 3.21205 0 7.17432 0C11.1366 0 14.3486 3.21204 14.3486 7.17429Z" koffice:nodeTypes="ccccc"/>
            <draw:path draw:style-name="gr5" draw:id="shape37" draw:name="path710" draw:layer="g2618" svg:width="11.02850133333pt" svg:height="53.71717130667pt" draw:transform="matrix(0.15296748223 0.00000000000 0.00000000000 0.19156843020 72.15312310527pt 50.26059349124pt)" svg:viewBox="0 0 11 54" svg:d="M2.71724 0L8.1525 0L11.0285 48.0624L5.43449 53.7172L0 48.0624Z" koffice:nodeTypes="cccccc"/>
            <draw:g draw:style-name="gr1" draw:id="shape38" draw:name="g683" svg:y="14.12418649575pt">
              <draw:rect draw:style-name="gr9" draw:id="shape39" draw:name="rect1764" draw:layer="g2618" svg:width="3.83146248000pt" svg:height="32.10403760000pt" draw:transform="matrix(-0.09064815301 -0.24854164563 -0.30061042513 0.04634818706 82.20135567954pt 60.06581171290pt)" svg:rx="1.91573120000pt" svg:ry="3.60381816000pt"/>
              <draw:g draw:style-name="gr1" draw:id="shape40" draw:name="g673" svg:y="0.00000000000pt">
                <draw:path draw:style-name="gr10" draw:id="shape41" draw:name="path674" draw:layer="g2618" svg:width="91.72697364836pt" svg:height="37.26329315847pt" draw:transform="matrix(-0.04376778445 0.01350040315 0.01686583468 0.10825636874 78.67406703406pt 55.76555337768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42" draw:name="path675" draw:layer="g2618" svg:width="91.72697364836pt" svg:height="37.26329315847pt" draw:transform="matrix(-0.04376778445 0.01350040315 0.01686583468 0.10825636874 78.41929589162pt 54.15055865905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43" draw:name="path676" draw:layer="g2618" svg:width="91.72697364836pt" svg:height="37.26329315847pt" draw:transform="matrix(-0.04376778445 0.01350040315 0.01686583468 0.10825636874 78.16452506104pt 52.53556903997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44" draw:name="path677" draw:layer="g2618" svg:width="91.72697364836pt" svg:height="37.26329315847pt" draw:transform="matrix(-0.04376778445 0.01350040315 0.01686583468 0.10825636874 77.83069354222pt 50.54156401941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45" draw:name="path678" draw:layer="g2618" svg:width="91.72697364836pt" svg:height="37.26329315847pt" draw:transform="matrix(-0.04376778445 0.01350040315 0.01686583468 0.10825636874 77.57592323510pt 48.92657437308pt)" svg:viewBox="0 0 92 37" svg:d="M16.8529 22.9583L31.0822 37.1814L45.3123 22.9583L59.5416 37.1814L73.7717 22.9583L88.001 37.1814C92.2234 29.6138 93.6972 18.806 87.911 7.86246C58.8476 -3.23121 32.6324 -2.28787 1.82601 8.81623C-0.65344 17.6724 -0.563483 28.0266 1.82601 37.2633Z" koffice:nodeTypes="cccccccccc"/>
                <draw:path draw:style-name="gr10" draw:id="shape46" draw:name="path679" draw:layer="g2618" svg:width="91.72697364836pt" svg:height="37.26329315847pt" draw:transform="matrix(-0.04376778445 0.01350040315 0.01686583468 0.10825636874 77.32115099562pt 47.31157459577pt)" svg:viewBox="0 0 92 37" svg:d="M16.8529 22.9583L31.0822 37.1814L45.3123 22.9583L59.5416 37.1814L73.7717 22.9583L88.001 37.1814C92.2234 29.6138 93.6972 18.806 87.911 7.86246C58.8476 -3.23121 32.6324 -2.28787 1.82601 8.81623C-0.65344 17.6724 -0.563483 28.0266 1.82601 37.2633Z" koffice:nodeTypes="cccccccccc"/>
              </draw:g>
              <draw:path draw:style-name="gr8" draw:id="shape47" draw:name="path680" draw:layer="g2618" svg:width="4.00000000000pt" svg:height="9.02500000000pt" draw:transform="matrix(0.17996118256 -0.05775730527 0.02587683893 0.18619511958 73.07859387329pt 60.93562034493pt)" svg:viewBox="0 0 4 9" svg:d="M4 4.5125C4 7.00468 3.10457 9.025 2 9.025C0.895431 9.025 0 7.00468 0 4.5125C0 2.02032 0.895431 0 2 0C3.10457 0 4 2.02032 4 4.5125Z" koffice:nodeTypes="ccccc"/>
              <draw:path draw:style-name="gr8" draw:id="shape48" draw:name="path681" draw:layer="g2618" svg:width="4.00000000000pt" svg:height="9.02500000000pt" draw:transform="matrix(0.18397687738 -0.06889926275 0.01900398662 0.20526455381 76.89303079213pt 60.32723204367pt)" svg:viewBox="0 0 4 9" svg:d="M4 4.5125C4 7.00468 3.10457 9.025 2 9.025C0.895431 9.025 0 7.00468 0 4.5125C0 2.02032 0.895431 0 2 0C3.10457 0 4 2.02032 4 4.5125Z" koffice:nodeTypes="ccccc"/>
              <draw:path draw:style-name="gr8" draw:id="shape49" draw:name="path682" draw:layer="g2618" svg:width="4.00000000000pt" svg:height="9.02500000000pt" draw:transform="matrix(0.19331019176 -0.06239352678 0.02753024992 0.20053908184 80.51414655384pt 59.76800819293pt)" svg:viewBox="0 0 4 9" svg:d="M4 4.5125C4 7.00468 3.10457 9.025 2 9.025C0.895431 9.025 0 7.00468 0 4.5125C0 2.02032 0.895431 0 2 0C3.10457 0 4 2.02032 4 4.5125Z" koffice:nodeTypes="ccccc"/>
            </draw:g>
            <draw:g draw:style-name="gr1" draw:id="shape50" draw:name="g711" svg:y="8.61277083670pt">
              <draw:path draw:style-name="gr7" draw:id="shape51" draw:name="path1706" draw:layer="g2618" svg:width="170.15823680471pt" svg:height="212.19715794930pt" draw:transform="matrix(0.06208259467 0.00000000000 0.00000000000 0.04788481709 67.75362758161pt 42.15395252955pt)" svg:viewBox="0 0 170 212" svg:d="M0 14.1461C0 169.757 28.3596 155.612 85.0788 212.197C141.798 155.612 170.158 169.757 170.158 14.1461C141.798 14.1461 113.439 14.1461 85.0788 0C56.72 14.1461 28.3596 14.1461 0 14.1461Z" koffice:nodeTypes="ccccc"/>
              <draw:path draw:style-name="gr12" draw:id="shape52" draw:name="path707" draw:layer="g2618" svg:width="170.15823680471pt" svg:height="212.19715794930pt" draw:transform="matrix(0.05774796589 0.00000000000 0.00000000000 0.04391040483 68.12225309042pt 42.47892958501pt)" svg:viewBox="0 0 170 212" svg:d="M0 14.1461C0 169.757 28.3596 155.612 85.0788 212.197C141.798 155.612 170.158 169.757 170.158 14.1461C141.798 14.1461 113.439 14.1461 85.0788 0C56.72 14.1461 28.3596 14.1461 0 14.1461Z" koffice:nodeTypes="ccccc"/>
              <draw:path draw:style-name="gr2" draw:id="shape53" draw:name="path1709" draw:layer="g2618" svg:width="56.38725564632pt" svg:height="212.19715794930pt" draw:transform="matrix(0.06208259467 0.00000000000 0.00000000000 0.04024173659 71.29921426812pt 42.80391786357pt)" svg:viewBox="0 0 56 212" svg:d="M0 9.55874L0 186.49L28.1936 212.197L56.3873 186.49L56.3873 9.55874C46.3298 7.60723 36.6247 4.06831 28.2374 0C18.9127 4.33341 9.4122 7.73978 0 9.55874Z" koffice:nodeTypes="ccccccc"/>
            </draw:g>
          </draw:g>
          <draw:g draw:style-name="gr1" draw:id="shape54" draw:name="g2515" svg:y="61.51158414822pt">
            <draw:path draw:style-name="gr13" draw:id="shape55" draw:name="path152" draw:layer="g2618" svg:width="4.36551680000pt" svg:height="2.86083200000pt" draw:transform="matrix(0.25198415000 0.00000000000 0.00000000000 0.25198415000 65.08143010318pt 61.86572066501pt)" svg:viewBox="0 0 4 3" svg:d="M4.36552 0.019136L2.58268 0.186576L1.19603 0.617136L0 1.30603L0.351334 2.57858L1.12502 2.86083L2.13043 2.14802L3.13958 1.43998L4.13005 0.990288L4.35057 0" koffice:nodeTypes="cccccccccc"/>
            <draw:path draw:style-name="gr14" draw:id="shape56" draw:name="path154" draw:layer="g2618" svg:width="4.36551680000pt" svg:height="2.86083200000pt" draw:transform="matrix(0.25198415000 0.00000000000 0.00000000000 0.25198415000 65.08143010318pt 61.86572066501pt)" svg:viewBox="0 0 4 3" svg:d="M4.36552 0.019136L2.58268 0.186576L1.19603 0.617136L0 1.30603L0.351334 2.57858L1.12502 2.86083L2.13043 2.14802L3.13958 1.43998L4.13005 0.990288L4.35057 0Z" koffice:nodeTypes="ccccccccccc"/>
            <draw:path draw:style-name="gr14" draw:id="shape57" draw:name="path156" draw:layer="g2618" svg:width="6.51278628571pt" svg:height="5.24161066667pt" draw:transform="matrix(0.25198415000 0.00000000000 0.00000000000 0.25198415000 65.97446193078pt 61.82641113761pt)" svg:viewBox="0 0 7 5" svg:d="M6.51279 2.52734L6.24271 4.68829L5.41317 5.24161L4.62994 4.62847L4.07049 3.41714L2.6082 4.54248L1.77867 4.90513L0.574885 4.67333L0 3.86952L0.439845 2.70306L1.0726 1.94037L1.75166 0" koffice:nodeTypes="cccccccccccc"/>
            <draw:path draw:style-name="gr14" draw:id="shape58" draw:name="path158" draw:layer="g2618" svg:width="12.84844430769pt" svg:height="6.47297066667pt" draw:transform="matrix(0.25198415000 0.00000000000 0.00000000000 0.25198415000 67.19507315338pt 62.50374453281pt)" svg:viewBox="0 0 13 6" svg:d="M12.8484 0L12.3196 3.04953L11.8543 4.78618L10.9993 5.40522L9.95744 5.37198L9.15019 4.46211L9.66318 1.62032L9.61546 2.93735L9.15019 4.46211L8.08048 5.077L7.07042 3.94278L5.62691 3.45668L5.99674 4.78618L5.12586 5.84146L4.29077 5.80822L2.40983 5.7459L0.966318 5.25565L0 6.47297" koffice:nodeTypes="cccccccccccccccccc"/>
            <draw:path draw:style-name="gr14" draw:id="shape59" draw:name="path160" draw:layer="g2618" svg:width="0.78854400000pt" svg:height="2.06209600000pt" draw:transform="matrix(0.25198415000 0.00000000000 0.00000000000 0.25198415000 66.71932707818pt 63.60239542681pt)" svg:viewBox="0 0 1 2" svg:d="M0.788544 0L0 2.0621" koffice:nodeTypes="cc"/>
            <draw:path draw:style-name="gr14" draw:id="shape60" draw:name="path162" draw:layer="g2618" svg:width="1.27238400000pt" svg:height="2.12180000000pt" draw:transform="matrix(0.25198415000 0.00000000000 0.00000000000 0.25198415000 66.18713655338pt 63.42499858521pt)" svg:viewBox="0 0 1 2" svg:d="M1.27238 0L0 2.1218" koffice:nodeTypes="cc"/>
            <draw:path draw:style-name="gr14" draw:id="shape61" draw:name="path164" draw:layer="g2618" svg:width="1.41134400000pt" svg:height="3.54192400000pt" draw:transform="matrix(0.25198415000 0.00000000000 0.00000000000 0.25198415000 70.62508140318pt 62.68114137441pt)" svg:viewBox="0 0 1 4" svg:d="M1.41134 0L0 3.54192" koffice:nodeTypes="cc"/>
            <draw:path draw:style-name="gr14" draw:id="shape62" draw:name="path166" draw:layer="g2618" svg:width="10.59578327273pt" svg:height="4.06425600000pt" draw:transform="matrix(0.25198415000 0.00000000000 0.00000000000 0.25198415000 71.42034338058pt 63.19619697701pt)" svg:viewBox="0 0 11 4" svg:d="M0 3.528L1.64099 3.99974L3.49398 4.06426L4.95438 3.70138L4.38514 2.41114L3.80412 1.3225L4.43225 0.709632L5.45689 0.94752L6.25775 1.60877L7.03899 2.69338L6.80737 3.528L7.2981 1.1975L7.94193 0.379008L8.9862 0L10.427 0.048384L10.5958 0.899136L10.1679 1.73376L9.1236 2.11277L8.09504 2.08051L7.2981 1.1975" koffice:nodeTypes="cccccccccccccccccccc"/>
            <draw:path draw:style-name="gr14" draw:id="shape63" draw:name="path168" draw:layer="g2618" svg:width="4.39546880000pt" svg:height="2.92820000000pt" draw:transform="matrix(0.25198415000 0.00000000000 0.00000000000 0.25198415000 73.92002614858pt 63.68504622801pt)" svg:viewBox="0 0 4 3" svg:d="M4.39547 0L3.16534 1.7182L1.95021 2.9282L0.967603 2.88948L0 2.34256" koffice:nodeTypes="ccccc"/>
            <draw:path draw:style-name="gr13" draw:id="shape64" draw:name="path170" draw:layer="g2618" svg:width="3.28334400000pt" svg:height="2.59920000000pt" draw:transform="matrix(0.25198415000 0.00000000000 0.00000000000 0.25198415000 75.75951044358pt 62.92506203161pt)" svg:viewBox="0 0 3 3" svg:d="M3.26885 1.03056L2.27587 2.42136L1.13069 2.5992L0 2.06568L0.804528 0.65664L2.16353 0L3.28334 1.01232" koffice:nodeTypes="ccccccc"/>
            <draw:path draw:style-name="gr14" draw:id="shape65" draw:name="path172" draw:layer="g2618" svg:width="3.28334400000pt" svg:height="2.56284800000pt" draw:transform="matrix(0.25198415000 0.00000000000 0.00000000000 0.25198415000 75.75951044358pt 62.93312552441pt)" svg:viewBox="0 0 3 3" svg:d="M3.26885 1.00522L2.27587 2.38626L1.13069 2.56285L0 2.05118L0.804528 0.652032L2.16353 0L3.28334 1.00522Z" koffice:nodeTypes="cccccccc"/>
            <draw:path draw:style-name="gr13" draw:id="shape66" draw:name="path174" draw:layer="g2618" svg:width="0.78854400000pt" svg:height="2.06209600000pt" draw:transform="matrix(0.25198415000 0.00000000000 0.00000000000 0.25198415000 75.50752629358pt 62.53499056741pt)" svg:viewBox="0 0 1 2" svg:d="M0.788544 0L0 2.0621L0.788544 0" koffice:nodeTypes="ccc"/>
            <draw:path draw:style-name="gr14" draw:id="shape67" draw:name="path176" draw:layer="g2618" svg:width="0.78854400000pt" svg:height="2.06209600000pt" draw:transform="matrix(0.25198415000 0.00000000000 0.00000000000 0.25198415000 75.50752629358pt 62.53499056741pt)" svg:viewBox="0 0 1 2" svg:d="M0.788544 0L0 2.0621L0.788544 0" koffice:nodeTypes="ccc"/>
            <draw:path draw:style-name="gr13" draw:id="shape68" draw:name="path178" draw:layer="g2618" svg:width="0.46785600000pt" svg:height="2.11993600000pt" draw:transform="matrix(0.25198415000 0.00000000000 0.00000000000 0.25198415000 76.05080412098pt 62.23160165081pt)" svg:viewBox="0 0 0 2" svg:d="M0.467856 0L0 2.11994L0.467856 0" koffice:nodeTypes="ccc"/>
            <draw:path draw:style-name="gr14" draw:id="shape69" draw:name="path180" draw:layer="g2618" svg:width="0.46785600000pt" svg:height="2.11993600000pt" draw:transform="matrix(0.25198415000 0.00000000000 0.00000000000 0.25198415000 76.05080412098pt 62.23160165081pt)" svg:viewBox="0 0 0 2" svg:d="M0.467856 0L0 2.11994L0.467856 0" koffice:nodeTypes="ccc"/>
            <draw:path draw:style-name="gr14" draw:id="shape70" draw:name="path182" draw:layer="g2618" svg:width="4.41000000000pt" svg:height="3.72744533333pt" draw:transform="matrix(0.25198415000 0.00000000000 0.00000000000 0.25198415000 76.67673274958pt 62.81822075201pt)" svg:viewBox="0 0 4 4" svg:d="M0 0.539499L1.113 0.124843L1.9824 0.628672L2.163 1.56945L1.9026 2.73762L2.541 3.46884L3.4104 3.72745L4.3302 2.82234L4.41 0" koffice:nodeTypes="ccccccccc"/>
            <draw:path draw:style-name="gr14" draw:id="shape71" draw:name="path184" draw:layer="g2618" svg:width="0.47334400000pt" svg:height="2.10830400000pt" draw:transform="matrix(0.25198415000 0.00000000000 0.00000000000 0.25198415000 76.99927246158pt 63.97633990541pt)" svg:viewBox="0 0 0 2" svg:d="M0.473344 0L0 2.1083" koffice:nodeTypes="cc"/>
            <draw:path draw:style-name="gr14" draw:id="shape72" draw:name="path186" draw:layer="g2618" svg:width="0.26400000000pt" svg:height="1.68800000000pt" draw:transform="matrix(0.25198415000 0.00000000000 0.00000000000 0.25198415000 77.48005821978pt 63.98742720801pt)" svg:viewBox="0 0 0 2" svg:d="M0.264 0L0 1.688" koffice:nodeTypes="cc"/>
            <draw:path draw:style-name="gr14" draw:id="shape73" draw:name="path188" draw:layer="g2618" svg:width="3.55123200000pt" svg:height="3.48194133333pt" draw:transform="matrix(0.25198415000 0.00000000000 0.00000000000 0.25198415000 77.92052651398pt 63.13370490781pt)" svg:viewBox="0 0 4 3" svg:d="M0 3.48194L1.61459 3.33111L2.56768 2.45632L3.28141 1.34451L3.55123 0" koffice:nodeTypes="ccccc"/>
            <draw:path draw:style-name="gr14" draw:id="shape74" draw:name="path190" draw:layer="g2618" svg:width="0.81721600000pt" svg:height="2.13004800000pt" draw:transform="matrix(0.25198415000 0.00000000000 0.00000000000 0.25198415000 82.59029678178pt 62.79100646381pt)" svg:viewBox="0 0 1 2" svg:d="M0.817216 0L0.607488 0.854496L0.209728 1.48195L0 2.13005" koffice:nodeTypes="cccc"/>
            <draw:path draw:style-name="gr14" draw:id="shape75" draw:name="path192" draw:layer="g2618" svg:width="7.00704266667pt" svg:height="5.59893600000pt" draw:transform="matrix(0.25198415000 0.00000000000 0.00000000000 0.25198415000 78.89318533298pt 62.40496674601pt)" svg:viewBox="0 0 7 6" svg:d="M7.00704 1.16306L6.07767 1.73494L4.93216 1.90109L2.85296 2.64298L1.72042 2.415L1.08067 1.37558L1.58642 0.166152L2.73625 0L3.81691 1.25194L3.54459 2.46137L2.56766 4.06106L1.84146 5.25504L0 5.59894" koffice:nodeTypes="ccccccccccccc"/>
            <draw:path draw:style-name="gr14" draw:id="shape76" draw:name="path194" draw:layer="g2618" svg:width="1.47920000000pt" svg:height="0.71233600000pt" draw:transform="matrix(0.25198415000 0.00000000000 0.00000000000 0.25198415000 73.47552610798pt 63.29900651021pt)" svg:viewBox="0 0 1 1" svg:d="M0 0L0.43 0.712336L1.05952 0.712336L1.4792 0.091152" koffice:nodeTypes="cccc"/>
            <draw:path draw:style-name="gr14" draw:id="shape77" draw:name="path196" draw:layer="g2618" svg:width="0.97614400000pt" svg:height="0.96825600000pt" draw:transform="matrix(0.25198415000 0.00000000000 0.00000000000 0.25198415000 79.29031235338pt 62.58236358761pt)" svg:viewBox="0 0 1 1" svg:d="M0.727168 0.952512L0 0.232224L0.976144 0L0.742976 0.968256Z" koffice:nodeTypes="ccccc"/>
            <draw:path draw:style-name="gr14" draw:id="shape78" draw:name="path198" draw:layer="g2618" svg:width="10.75339781818pt" svg:height="7.44980000000pt" draw:transform="matrix(0.25198415000 0.00000000000 0.00000000000 0.25198415000 80.50689182958pt 61.72360160441pt)" svg:viewBox="0 0 11 7" svg:d="M0.0790982 3.77122L0.620921 3.98352L0.45086 5.00642L0 6.0023L0.158196 7.22206L0.976863 7.4498L1.32885 6.3497L1.32885 5.15696L2.30176 4.2074L3.80067 3.89088L5.07019 3.52804L5.88886 3.55892L6.05892 4.58568L6.21316 5.80544L5.37868 5.97142L5.22443 4.75166L6.76685 2.56304L7.46291 0.5597L8.946 0L10.1839 0.24318L10.7534 1.47838L9.48783 2.03808L7.81886 1.97632L8.68498 0.99588L9.51947 1.01132L10.1681 0.22774" koffice:nodeTypes="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4:44</dc:date>
    <meta:creation-date>2011-05-22T06:11:24</meta:creation-date>
    <dc:creator>Yue Liu</dc:creator>
  </office:meta>
</office:document-meta>
</file>